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'S DELIVERANCE (12:1-19a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'S DELIVERANCE (12:1-19a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ath of James (1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liverance of Peter (12:3-19a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deliverance of Peter (12:3-19a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His success in escaping a prison (12:3-11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success in escaping a prison (12:3-11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y his escape takes place (12:3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en his escape takes place (12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ow his escape takes place (12:7-11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deliverance of Peter (12:3-19a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His success in escaping a prison (12:3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His struggle in entering a house (12:12-19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His struggle in entering a house (12:12-19a):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problem (12:12-15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problem (12:12-15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recognition by Rhoda (12:12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dicule of Rhoda (12: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is struggle in entering a house (12:12-19a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problem (12:12-15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ersistence (12:16-17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punishment (12:18-1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deliverance of Peter (12:3-19a)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His success in escaping a prison (12:3-1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is struggle in entering a house (12:12-19a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PETER'S DELIVERANCE (12:1-19a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death of James (12:1-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deliverance of Peter (12:3-19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ACTS 12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PETER'S DELIVERANCE (12:1-19a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HEROD AGRIPPA'S DEATH (12:19b-23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ROD AGRIPPA'S DEATH (12:19b-23):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reason for their meeting (12:19b-20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results of this meeting (12:21-2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results of this meeting (12:21-25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king's pride (12:21-22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king's punishment (12:23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HEROD AGRIPPA'S DEATH (12:19b-2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reason for their meeting (12:19b-2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results of this meeting (12:21-2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ACTS 12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PETER'S DELIVERANCE (12:1-19a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HEROD AGRIPPA'S DEATH (12:19b-23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GOSPEL'S DISPERSION (12:24-25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2 </dc:title>
    <meta:initial-creator>David STRICKLAND</meta:initial-creator>
    <dc:creator>David STRICKLAND</dc:creator>
    <meta:creation-date>2020-02-24T10:50:08Z</meta:creation-date>
    <dc:date>2020-02-24T10:50:08Z</dc:date>
    <meta:template xlink:href="BibleStudy" xlink:type="simple"/>
    <meta:editing-cycles>1</meta:editing-cycles>
    <meta:editing-duration>PT0S</meta:editing-duration>
    <meta:document-statistic meta:paragraph-count="45" meta:word-count="329"/>
  </office:meta>
</office:document-meta>
</file>